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85e7" officeooo:paragraph-rsid="000085e7"/>
    </style:style>
    <style:style style:name="P2" style:family="paragraph" style:parent-style-name="Standard">
      <style:text-properties officeooo:rsid="00017fa3" officeooo:paragraph-rsid="00017fa3"/>
    </style:style>
    <style:style style:name="P3" style:family="paragraph" style:parent-style-name="Standard">
      <style:text-properties fo:font-size="15pt" fo:font-weight="bold" officeooo:rsid="00017fa3" officeooo:paragraph-rsid="00017fa3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fo:font-weight="bold" officeooo:rsid="00017fa3" officeooo:paragraph-rsid="00017fa3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weight="bold" officeooo:rsid="000085e7" officeooo:paragraph-rsid="000085e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urteilung von Klassifikatoren</text:p>
      <text:p text:style-name="P3"/>
      <text:p text:style-name="P4">Allgemein:</text:p>
      <text:p text:style-name="P1"/>
      <text:p text:style-name="P1">2x2 Matrix</text:p>
      <text:p text:style-name="P1">1. Richtig positiv: Der Patient ist krank, und der Test hat dies richtig angezeigt.</text:p>
      <text:p text:style-name="P1">2. Falsch negativ: Der Patient ist krank, aber der Test hat ihn fälschlicherweise als gesund eingestuft.</text:p>
      <text:p text:style-name="P1">3. Falsch positiv: Der Patient ist gesund, aber der Test hat ihn fälschlicherweise als krank eingestuft.</text:p>
      <text:p text:style-name="P1">4. Richtig negativ: Der Patient ist gesund, und der Test hat dies richtig angezeigt.</text:p>
      <text:p text:style-name="P1"></text:p>
      <text:p text:style-name="P1"></text:p>
      <text:p text:style-name="P5">Unser Fall NxN-Matrix:</text:p>
      <text:p text:style-name="P1"></text:p>
      <text:p text:style-name="P1">Klasse(Gehen)</text:p>
      <text:p text:style-name="P1">1. Richtig positiv: Die Person geht, und der Test hat dies richtig angezeigt</text:p>
      <text:p text:style-name="P1">2. Falsch negativ: Die Person geht, und der Test hat ihn fälschlicherweise als sitzend (oder andere Bewegung) eingestuft</text:p>
      <text:p text:style-name="P1">3. Falsch positiv: Die Person sitzt(oder andere Bewegung), und der Test hat ihn fälschlicherweise als gehend eingestuft</text:p>
      <text:p text:style-name="P1">4. Richtig negativ: Die Person sitzt(oder andere Bewegung), und der Test hat dies richtig als nicht gehen eingestuft.</text:p>
      <text:p text:style-name="P1"/>
      <text:p text:style-name="P2"/>
      <text:p text:style-name="P2">Richtig-Positiv-Rate (Sensitivität):</text:p>
      <text:p text:style-name="P2">- Der Anteil korrekt <text:s/>als positiv klassifizierter Objekte an der Gesamtheit der tatsächlich positiven Objekte</text:p>
      <text:p text:style-name="P2">- Der Anteil der tatsächlichen Gehen-Objekte, die auch als Gehen erkannt wurden</text:p>
      <text:p text:style-name="P2"/>
      <text:p text:style-name="P2">Falsch-Negativ-Rate:</text:p>
      <text:p text:style-name="P2">- Der Anteil an fälschlich als negativ klassifizierten Objekte, die tatsächlich positiv waren</text:p>
      <text:p text:style-name="P2">- Der Anteil an fälschlicherweise nicht als gehen klassifizierten Objekte, die tatsächliche Gehen-Objekte waren</text:p>
      <text:p text:style-name="P2"/>
      <text:p text:style-name="P2">Richtig-Negativ-Rate (Spezifität):</text:p>
      <text:p text:style-name="P2">- Der Anteil an korrekt als negativ klassifizierten Objekte an der Gesamtheit der tatsächlich negativen Objekte</text:p>
      <text:p text:style-name="P2">- Der Anteil der Gehen-Objekte, bei denen auch festgestellt wurde das sie kein anderes Objekt sind</text:p>
      <text:p text:style-name="P2"/>
      <text:p text:style-name="P2">Falsch-Positiv-Rate (Ausfallrate)</text:p>
      <text:p text:style-name="P2">- Der Anteil an fälschlich als positiv klassifizierten <text:s/>Objekten, die tatsächlich positiv waren</text:p>
      <text:p text:style-name="P2">- Der Anteil an tatsächlichen Gehen-Objekte, die als etwas anderes erkannt wurde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5-06-23T23:16:00.621263316</meta:creation-date>
    <dc:date>2015-06-23T23:35:18.295416866</dc:date>
    <dc:creator>Robin </dc:creator>
    <meta:editing-duration>PT16M3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254" meta:character-count="1806" meta:non-whitespace-character-count="1562"/>
  </office:meta>
</office:document-meta>
</file>